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bf5" officeooo:paragraph-rsid="000babf5"/>
    </style:style>
    <style:style style:name="T1" style:family="text">
      <style:text-properties officeooo:rsid="000bab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eader Writer:</text:p>
      <text:p text:style-name="P1"/>
      <text:p text:style-name="P1">#include &lt;pthread.h&gt;</text:p>
      <text:p text:style-name="P1">#include &lt;semaphore.h&gt;</text:p>
      <text:p text:style-name="P1">#include &lt;stdio.h&gt;</text:p>
      <text:p text:style-name="P1"></text:p>
      <text:p text:style-name="P1">/*</text:p>
      <text:p text:style-name="P1">This program provides a possible solution for first readers writers problem using mutex and semaphore.</text:p>
      <text:p text:style-name="P1">I have used 10 readers and 5 producers to demonstrate the solution. You can always play with these values.</text:p>
      <text:p text:style-name="P1">*/</text:p>
      <text:p text:style-name="P1"></text:p>
      <text:p text:style-name="P1">sem_t wrt;</text:p>
      <text:p text:style-name="P1">pthread_mutex_t mutex;</text:p>
      <text:p text:style-name="P1">int cnt = 1;</text:p>
      <text:p text:style-name="P1">int numreader = 0;</text:p>
      <text:p text:style-name="P1"></text:p>
      <text:p text:style-name="P1">void *writer(void *wno)</text:p>
      <text:p text:style-name="P1">{ <text:s text:c="2"/></text:p>
      <text:p text:style-name="P1"><text:s text:c="4"/>sem_wait(&amp;wrt);</text:p>
      <text:p text:style-name="P1"><text:s text:c="4"/>cnt = cnt*2;</text:p>
      <text:p text:style-name="P1"><text:s text:c="4"/>printf("Writer %d modified cnt to %d\n",(*((int *)wno)),cnt);</text:p>
      <text:p text:style-name="P1"><text:s text:c="4"/>sem_post(&amp;wrt);</text:p>
      <text:p text:style-name="P1"></text:p>
      <text:p text:style-name="P1">}</text:p>
      <text:p text:style-name="P1">void *reader(void *rno)</text:p>
      <text:p text:style-name="P1">{ <text:s text:c="2"/></text:p>
      <text:p text:style-name="P1"><text:s text:c="4"/>// Reader acquire the lock before modifying numreader</text:p>
      <text:p text:style-name="P1"><text:s text:c="4"/>pthread_mutex_lock(&amp;mutex);</text:p>
      <text:p text:style-name="P1"><text:s text:c="4"/>numreader++;</text:p>
      <text:p text:style-name="P1"><text:s text:c="4"/>if(numreader == 1) {</text:p>
      <text:p text:style-name="P1"><text:s text:c="8"/>sem_wait(&amp;wrt); // If this id the first reader, then it will block the writer</text:p>
      <text:p text:style-name="P1"><text:s text:c="4"/>}</text:p>
      <text:p text:style-name="P1"><text:s text:c="4"/>pthread_mutex_unlock(&amp;mutex);</text:p>
      <text:p text:style-name="P1"><text:s text:c="4"/>// Reading Section</text:p>
      <text:p text:style-name="P1"><text:s text:c="4"/>printf("Reader %d: read cnt as %d\n",*((int *)rno),cnt);</text:p>
      <text:p text:style-name="P1"></text:p>
      <text:p text:style-name="P1"><text:s text:c="4"/>// Reader acquire the lock before modifying numreader</text:p>
      <text:p text:style-name="P1"><text:s text:c="4"/>pthread_mutex_lock(&amp;mutex);</text:p>
      <text:p text:style-name="P1"><text:s text:c="4"/>numreader--;</text:p>
      <text:p text:style-name="P1"><text:s text:c="4"/>if(numreader == 0) {</text:p>
      <text:p text:style-name="P1"><text:s text:c="8"/>sem_post(&amp;wrt); // If this is the last reader, it will wake up the writer.</text:p>
      <text:p text:style-name="P1"><text:s text:c="4"/>}</text:p>
      <text:p text:style-name="P1"><text:s text:c="4"/>pthread_mutex_unlock(&amp;mutex);</text:p>
      <text:p text:style-name="P1">}</text:p>
      <text:p text:style-name="P1"></text:p>
      <text:p text:style-name="P1">int main()</text:p>
      <text:p text:style-name="P1">{ <text:s text:c="2"/></text:p>
      <text:p text:style-name="P1"><text:soft-page-break/></text:p>
      <text:p text:style-name="P1"><text:s text:c="4"/>pthread_t read[10],write[5];</text:p>
      <text:p text:style-name="P1"><text:s text:c="4"/>pthread_mutex_init(&amp;mutex, NULL);</text:p>
      <text:p text:style-name="P1"><text:s text:c="4"/>sem_init(&amp;wrt,0,1);</text:p>
      <text:p text:style-name="P1"></text:p>
      <text:p text:style-name="P1"><text:s text:c="4"/>int a[10] = {1,2,3,4,5,6,7,8,9,10}; //Just used for numbering the producer and consumer</text:p>
      <text:p text:style-name="P1"></text:p>
      <text:p text:style-name="P1"><text:s text:c="4"/>for(int i = 0; i &lt; 10; i++) {</text:p>
      <text:p text:style-name="P1"><text:s text:c="8"/>pthread_create(&amp;read[i], NULL, (void *)reader, (void *)&amp;a[i]);</text:p>
      <text:p text:style-name="P1"><text:s text:c="4"/>}</text:p>
      <text:p text:style-name="P1"><text:s text:c="4"/>for(int i = 0; i &lt; 5; i++) {</text:p>
      <text:p text:style-name="P1"><text:s text:c="8"/>pthread_create(&amp;write[i], NULL, (void *)writer, (void *)&amp;a[i]);</text:p>
      <text:p text:style-name="P1"><text:s text:c="4"/>}</text:p>
      <text:p text:style-name="P1"></text:p>
      <text:p text:style-name="P1"><text:s text:c="4"/>for(int i = 0; i &lt; 10; i++) {</text:p>
      <text:p text:style-name="P1"><text:s text:c="8"/>pthread_join(read[i], NULL);</text:p>
      <text:p text:style-name="P1"><text:s text:c="4"/>}</text:p>
      <text:p text:style-name="P1"><text:s text:c="4"/>for(int i = 0; i &lt; 5; i++) {</text:p>
      <text:p text:style-name="P1"><text:s text:c="8"/>pthread_join(write[i], NULL);</text:p>
      <text:p text:style-name="P1"><text:s text:c="4"/>}</text:p>
      <text:p text:style-name="P1"></text:p>
      <text:p text:style-name="P1"><text:s text:c="4"/>pthread_mutex_destroy(&amp;mutex);</text:p>
      <text:p text:style-name="P1"><text:s text:c="4"/>sem_destroy(&amp;wrt);</text:p>
      <text:p text:style-name="P1"></text:p>
      <text:p text:style-name="P1"><text:s text:c="4"/>return 0;</text:p>
      <text:p text:style-name="P1"><text:s text:c="4"/></text:p>
      <text:p text:style-name="P1">}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/>
      <text:p text:style-name="Standard"><text:span text:style-name="T1">a</text:span>vcoe@avcoe-HP-ProDesk-400-G1-SFF:~$ gcc RW.c -lpthread</text:p>
      <text:p text:style-name="Standard">avcoe@avcoe-HP-ProDesk-400-G1-SFF:~$ ./a.out</text:p>
      <text:p text:style-name="Standard"/>
      <text:p text:style-name="Standard"><text:s/>enter the number of readers:2</text:p>
      <text:p text:style-name="Standard"/>
      <text:p text:style-name="Standard"><text:s/>enter the number of writers:2</text:p>
      <text:p text:style-name="Standard"/>
      <text:p text:style-name="Standard"><text:s/>reader is trying to enter</text:p>
      <text:p text:style-name="Standard"><text:s/>1 reader is inside</text:p>
      <text:p text:style-name="Standard"><text:s/>reader is trying to enter</text:p>
      <text:p text:style-name="Standard"><text:s/>2 reader is inside</text:p>
      <text:p text:style-name="Standard"><text:s/>writer is trying to enter</text:p>
      <text:p text:style-name="Standard"><text:s/>writer is trying to enter</text:p>
      <text:p text:style-name="Standard"><text:s/>reader is leaving </text:p>
      <text:p text:style-name="Standard"><text:s/>reader is leaving </text:p>
      <text:p text:style-name="Standard"><text:s/>writer has entered</text:p>
      <text:p text:style-name="Standard"><text:s/>writer is leaving </text:p>
      <text:p text:style-name="Standard"><text:s/>writer has entered</text:p>
      <text:p text:style-name="Standard"><text:s/>writer is leaving avcoe@avcoe-HP-ProDesk-400-G1-SFF:~$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5T12:31:41.305039264</meta:creation-date>
    <dc:date>2022-11-07T12:11:12.471772367</dc:date>
    <meta:editing-duration>PT2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90" meta:word-count="294" meta:character-count="2270" meta:non-whitespace-character-count="1771"/>
  </office:meta>
</office:document-meta>
</file>